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1adb" officeooo:paragraph-rsid="001b1adb"/>
    </style:style>
    <style:style style:name="P2" style:family="paragraph" style:parent-style-name="Text_20_body">
      <style:text-properties officeooo:rsid="001c3b6a" officeooo:paragraph-rsid="001c3b6a"/>
    </style:style>
    <style:style style:name="P3" style:family="paragraph" style:parent-style-name="Text_20_body">
      <style:text-properties officeooo:rsid="001cb932" officeooo:paragraph-rsid="001cb932"/>
    </style:style>
    <style:style style:name="P4" style:family="paragraph" style:parent-style-name="Text_20_body">
      <style:text-properties officeooo:rsid="001ce241" officeooo:paragraph-rsid="001ce241"/>
    </style:style>
    <style:style style:name="P5" style:family="paragraph" style:parent-style-name="Text_20_body">
      <style:text-properties officeooo:rsid="001d59a5" officeooo:paragraph-rsid="001d59a5"/>
    </style:style>
    <style:style style:name="T1" style:family="text">
      <style:text-properties officeooo:rsid="001c3b6a"/>
    </style:style>
    <style:style style:name="T2" style:family="text">
      <style:text-properties officeooo:rsid="001cb932"/>
    </style:style>
    <style:style style:name="T3" style:family="text">
      <style:text-properties officeooo:rsid="001d59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jetivo</text:h>
      <text:p text:style-name="P1">Obter o percentual de identificação de ameaças de código na suíte de testes “Juliet” (recomendado pelo NIST), através d<text:span text:style-name="T1">o analisador estático da</text:span> ferramenta Clang.</text:p>
      <text:h text:style-name="Heading_20_1" text:outline-level="1">Metodologia</text:h>
      <text:h text:style-name="Heading_20_2" text:outline-level="2">Identificação e escolha das versões das ferramentas utilizadas</text:h>
      <text:p text:style-name="P2">Foi necessário identificar as ferramentas necessárias (Clang e gcc). Foi utilizado o gcc (explicar o porque)</text:p>
      <text:p text:style-name="P2">Foram escolhidas as últimas versões de cada ferramenta (especificar as versões) por que nas versões anteriores foram identificados menos bugs.</text:p>
      <text:h text:style-name="Heading_20_2" text:outline-level="2">Testes iniciais</text:h>
      <text:p text:style-name="Text_20_body">- <text:span text:style-name="T2">Tentamos rodar o scan-build diretamente na suíte de testes do Juliet. Foram identificados que os Makefiles estavam quebrados. Os mesmos foram corrigidos e os testes manuais foram realizados novamente.</text:span></text:p>
      <text:h text:style-name="Heading_20_2" text:outline-level="2">Seleção dos parâmetros a serem extraídos dos testes</text:h>
      <text:p text:style-name="P3">Foi decidido, que os parâmetros a serem extraídos seriam:</text:p>
      <text:p text:style-name="P3">- Total de arquivos analisados;</text:p>
      <text:p text:style-name="P3">- Total de arquivos não reportados;</text:p>
      <text:p text:style-name="P3">- Total de Oks (o bug esperado foi encontrado);</text:p>
      <text:p text:style-name="P3">- Total de fails (o bug esperado não foi encontrado);</text:p>
      <text:p text:style-name="P3">Para cada arquivo é exibido:</text:p>
      <text:p text:style-name="P3">- Nome;</text:p>
      <text:p text:style-name="P3">- Bug esperado;</text:p>
      <text:p text:style-name="P3">- Bugs encontrados;</text:p>
      <text:p text:style-name="P3">- O bug foi encontrado? (OK ou fail)</text:p>
      <text:h text:style-name="Heading_20_2" text:outline-level="2">Automação do processo de análise do arquivo com o Clang</text:h>
      <text:p text:style-name="P3">Para agilizar o processo, foram desenvolvidos scripts em Perl (estará em anexo) onde era executado o clang em cima do juliet, que depois preenche a árvore com as informações obtidas do scan-build, gerando uma estrutura de dados. A partir da leitura dessa estrutura de dados, é gerado um csv, que é o output da pesquisa.</text:p>
      <text:h text:style-name="Heading_20_2" text:outline-level="2">Geração do relatório CSV com as métricas de porcentagem de sucesso</text:h>
      <text:p text:style-name="P4">Os arquivos CSV contêm os parâmetros obtidos através dos scripts e também foi gerado um relatório csv geral, com a junção das informações de todos os outros CSVs.</text:p>
      <text:h text:style-name="Heading_20_2" text:outline-level="2">Considerações sobre o comportamento e particularidades do Clang</text:h>
      <text:p text:style-name="P4">Nem todos os tipos de ameaças existentes na suíte de testes do Juliet são analisadas pelo Clang. <text:soft-page-break/>Entretanto, estes testes que não estão no escopo do Clang também estão sendo analisados pelo script.</text:p>
      <text:p text:style-name="P4">Também é preciso salientar que <text:span text:style-name="T3">há uma relação tão precisa entre as CWEs classificadas pelo NIST e as vulnerabilidades classificadas pelo Clang.</text:span></text:p>
      <text:h text:style-name="Heading_20_1" text:outline-level="1">Resultados</text:h>
      <text:p text:style-name="P5">Falar sobre o percentual encontrado.</text:p>
      <text:p text:style-name="P5">Lembrar da ressalvas acima.</text:p>
      <text:p text:style-name="P5">Lembrar que foi pressuposto um bug por arquivo, ainda que possa haver mais.</text:p>
      <text:p text:style-name="P5">Os dados estão em anexo</text:p>
      <text:h text:style-name="Heading_20_1" text:outline-level="1">Conclusão</text:h>
      <text:p text:style-name="P5">Trabalhos futuros</text:p>
      <text:p text:style-name="P5">O trabalho foi feito mas ainda há muito o que ser melhorado. Ainda é preciso aprimorar o mapeamento entre as vulnerabilidades do Clang e do NIST, e <text:s/>identificar e retirar do cálculo dos parâmetros os testes que não estão no escopo do Clan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</meta:initial-creator>
    <meta:creation-date>2014-03-20T15:23:07.222228302</meta:creation-date>
    <dc:date>2014-03-21T17:26:54.586327744</dc:date>
    <dc:creator>Alexandre </dc:creator>
    <meta:editing-duration>PT15M16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2" meta:paragraph-count="34" meta:word-count="411" meta:character-count="2530" meta:non-whitespace-character-count="2152"/>
  </office:meta>
</office:document-meta>
</file>